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Raleway" svg:font-family="Raleway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a9b7c6" style:font-name="JetBrains Mono" fo:font-size="9.80000019073486pt"/>
    </style:style>
    <style:style style:name="P2" style:family="paragraph" style:parent-style-name="Preformatted_20_Text">
      <style:text-properties fo:color="#a9b7c6"/>
    </style:style>
    <style:style style:name="P3" style:family="paragraph" style:parent-style-name="Preformatted_20_Text">
      <style:text-properties fo:color="#a9b7c6" style:font-name="JetBrains Mono" fo:font-size="9.80000019073486pt"/>
    </style:style>
    <style:style style:name="P4" style:family="paragraph" style:parent-style-name="Preformatted_20_Text">
      <style:paragraph-properties fo:margin-top="0in" fo:margin-bottom="0.1965in" fo:background-color="#2b2b2b">
        <style:background-image/>
      </style:paragraph-properties>
    </style:style>
    <style:style style:name="P5" style:family="paragraph" style:parent-style-name="Preformatted_20_Text">
      <style:paragraph-properties fo:margin-top="0in" fo:margin-bottom="0.1965in" fo:background-color="#2b2b2b">
        <style:background-image/>
      </style:paragraph-properties>
      <style:text-properties fo:color="#a9b7c6"/>
    </style:style>
    <style:style style:name="P6" style:family="paragraph" style:parent-style-name="Preformatted_20_Text">
      <style:paragraph-properties fo:margin-top="0in" fo:margin-bottom="0.1965in" fo:background-color="#2b2b2b">
        <style:background-image/>
      </style:paragraph-properties>
      <style:text-properties fo:color="#a9b7c6" style:font-name="JetBrains Mono" fo:font-size="9.80000019073486pt"/>
    </style:style>
    <style:style style:name="P7" style:family="paragraph" style:parent-style-name="Preformatted_20_Text">
      <style:paragraph-properties fo:background-color="#2b2b2b">
        <style:background-image/>
      </style:paragraph-properties>
      <style:text-properties fo:color="#a9b7c6"/>
    </style:style>
    <style:style style:name="P8" style:family="paragraph" style:parent-style-name="Preformatted_20_Text">
      <style:paragraph-properties fo:background-color="#2b2b2b">
        <style:background-image/>
      </style:paragraph-properties>
      <style:text-properties fo:color="#a9b7c6" style:font-name="JetBrains Mono" fo:font-size="9.80000019073486pt"/>
    </style:style>
    <style:style style:name="T1" style:family="text">
      <style:text-properties fo:font-weight="normal"/>
    </style:style>
    <style:style style:name="T2" style:family="text">
      <style:text-properties fo:color="#336600" fo:font-size="20pt" fo:font-weight="normal" style:font-size-asian="20pt" style:font-size-complex="20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3pt" fo:font-weight="bold" style:font-size-asian="13pt" style:font-weight-asian="bold" style:font-size-complex="13pt" style:font-weight-complex="bold"/>
    </style:style>
    <style:style style:name="T5" style:family="text">
      <style:text-properties fo:font-size="13pt" fo:font-weight="normal" style:font-size-asian="13pt" style:font-weight-asian="normal" style:font-size-complex="13pt" style:font-weight-complex="normal"/>
    </style:style>
    <style:style style:name="T6" style:family="text">
      <style:text-properties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7" style:family="text">
      <style:text-properties fo:font-size="13pt" fo:font-style="italic" style:font-size-asian="13pt" style:font-style-asian="italic" style:font-size-complex="13pt" style:font-style-complex="italic"/>
    </style:style>
    <style:style style:name="T8" style:family="text">
      <style:text-properties fo:color="#cc7832"/>
    </style:style>
    <style:style style:name="T9" style:family="text">
      <style:text-properties fo:color="#cc7832" fo:font-size="13pt" fo:font-style="italic" style:font-size-asian="13pt" style:font-style-asian="italic" style:font-size-complex="13pt" style:font-style-complex="italic"/>
    </style:style>
    <style:style style:name="T10" style:family="text">
      <style:text-properties fo:color="#cc7832" style:font-name="JetBrains Mono" fo:font-size="9.80000019073486pt"/>
    </style:style>
    <style:style style:name="T11" style:family="text">
      <style:text-properties fo:color="#cc7832" style:font-name="JetBrains Mono" fo:font-size="13pt" style:font-size-asian="13pt" style:font-size-complex="13pt"/>
    </style:style>
    <style:style style:name="T12" style:family="text">
      <style:text-properties style:font-name="JetBrains Mono" fo:font-size="9.80000019073486pt"/>
    </style:style>
    <style:style style:name="T13" style:family="text">
      <style:text-properties style:font-name="JetBrains Mono" fo:font-size="9.80000019073486pt" fo:font-style="italic"/>
    </style:style>
    <style:style style:name="T14" style:family="text">
      <style:text-properties fo:color="#bbb529"/>
    </style:style>
    <style:style style:name="T15" style:family="text">
      <style:text-properties fo:color="#bbb529" style:font-name="JetBrains Mono" fo:font-size="9.80000019073486pt"/>
    </style:style>
    <style:style style:name="T16" style:family="text">
      <style:text-properties fo:color="#ffc66d" style:font-name="JetBrains Mono" fo:font-size="9.80000019073486pt"/>
    </style:style>
    <style:style style:name="T17" style:family="text">
      <style:text-properties fo:color="#9876aa" style:font-name="JetBrains Mono" fo:font-size="9.80000019073486pt"/>
    </style:style>
    <style:style style:name="T18" style:family="text">
      <style:text-properties fo:color="#9876aa" style:font-name="JetBrains Mono" fo:font-size="9.80000019073486pt" fo:font-style="italic"/>
    </style:style>
    <style:style style:name="T19" style:family="text">
      <style:text-properties fo:color="#6a8759"/>
    </style:style>
    <style:style style:name="T20" style:family="text">
      <style:text-properties fo:color="#6a8759" style:font-name="JetBrains Mono" fo:font-size="9.80000019073486pt"/>
    </style:style>
    <style:style style:name="T21" style:family="text">
      <style:text-properties fo:color="#c5000b" fo:font-size="13pt" style:font-size-asian="13pt" style:font-size-complex="13pt"/>
    </style:style>
    <style:style style:name="T22" style:family="text">
      <style:text-properties fo:color="#c5000b" fo:font-size="13pt" fo:font-weight="normal" style:font-size-asian="13pt" style:font-weight-asian="normal" style:font-size-complex="13pt" style:font-weight-complex="normal"/>
    </style:style>
    <style:style style:name="T23" style:family="text">
      <style:text-properties fo:color="#c5000b" style:font-name="JetBrains Mono" fo:font-size="9.80000019073486pt"/>
    </style:style>
    <style:style style:name="T24" style:family="text">
      <style:text-properties fo:color="#808080" style:font-name="JetBrains Mono" fo:font-size="9.80000019073486pt"/>
    </style:style>
    <style:style style:name="T25" style:family="text">
      <style:text-properties fo:color="#a9b7c6" style:font-name="JetBrains Mono" fo:font-size="9.80000019073486pt"/>
    </style:style>
    <style:style style:name="T26" style:family="text">
      <style:text-properties fo:color="#a9b7c6" style:font-name="JetBrains Mono" fo:font-size="13pt" style:font-size-asian="13pt" style:font-size-complex="13pt"/>
    </style:style>
    <style:style style:name="T27" style:family="text">
      <style:text-properties fo:color="#6897bb" style:font-name="JetBrains Mono" fo:font-size="9.80000019073486pt"/>
    </style:style>
    <style:style style:name="T28" style:family="text">
      <style:text-properties fo:color="#000000" style:font-name="JetBrains Mono" fo:font-size="13pt" style:font-size-asian="13pt" style:font-size-complex="13pt"/>
    </style:style>
    <style:style style:name="T29" style:family="text">
      <style:text-properties fo:color="#000000" style:font-name="JetBrains Mono" fo:font-size="9.80000019073486pt"/>
    </style:style>
    <style:style style:name="T30" style:family="text">
      <style:text-properties fo:color="#ff950e" style:font-name="JetBrains Mono" fo:font-size="9.80000019073486pt"/>
    </style:style>
    <text:list-style style:name="L1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<text:s text:c="12"/></text:span><text:span text:style-name="T2">Creating, starting and stopping threads</text:span></text:h>
      <text:p text:style-name="Text_20_body"><text:span text:style-name="T2"/></text:p>
      <text:p text:style-name="Standard"><text:s text:c="3"/><text:span text:style-name="T3">1.Creating</text:span><text:span text:style-name="T4"> Sub-class from Thread</text:span><text:span text:style-name="T3">. </text:span><text:span text:style-name="T21">Extends Thread @Override run()</text:span></text:p>
      <text:p text:style-name="P3"/>
      <text:p text:style-name="P7"><text:s text:c="4"/><text:span text:style-name="T10">public static class </text:span><text:span text:style-name="T12">MyThread </text:span><text:span text:style-name="T10">extends </text:span><text:span text:style-name="T12">Thread{</text:span></text:p>
      <text:p text:style-name="P7"><text:s text:c="8"/><text:span text:style-name="T15">@Override</text:span></text:p>
      <text:p text:style-name="P7"><text:span text:style-name="T14"><text:s text:c="8"/></text:span><text:span text:style-name="T10">public void </text:span><text:span text:style-name="T16">run</text:span><text:span text:style-name="T12">() {</text:span></text:p>
      <text:p text:style-name="P7"><text:s text:c="12"/><text:span text:style-name="T12">System.</text:span><text:span text:style-name="T18">out</text:span><text:span text:style-name="T12">.println(</text:span><text:span text:style-name="T20">"My Thread Running"</text:span><text:span text:style-name="T12">)</text:span><text:span text:style-name="T10">;</text:span></text:p>
      <text:p text:style-name="P7"><text:span text:style-name="T8"><text:s text:c="8"/></text:span><text:span text:style-name="T12">}</text:span></text:p>
      <text:p text:style-name="P7"><text:s text:c="4"/><text:span text:style-name="T12">}</text:span></text:p>
      <text:p text:style-name="P7"><text:s text:c="4"/><text:span text:style-name="T10">public static void </text:span><text:span text:style-name="T16">main</text:span><text:span text:style-name="T12">(String[] args) {</text:span></text:p>
      <text:p text:style-name="P7"><text:s text:c="7"/><text:span text:style-name="T12">MyThread myThread = </text:span><text:span text:style-name="T10">new </text:span><text:span text:style-name="T12">MyThread()</text:span><text:span text:style-name="T10">;</text:span></text:p>
      <text:p text:style-name="P7"><text:span text:style-name="T8"><text:s text:c="7"/></text:span><text:span text:style-name="T12">myThread.start()</text:span><text:span text:style-name="T10">;</text:span></text:p>
      <text:p text:style-name="P5"><text:span text:style-name="T8"><text:s text:c="4"/></text:span><text:span text:style-name="T12">}</text:span></text:p>
      <text:p text:style-name="Standard"><text:span text:style-name="T3"><text:s text:c="2"/>2 .Creating Thread </text:span><text:span text:style-name="T4">Using Interface</text:span><text:span text:style-name="T3">. </text:span><text:span text:style-name="T21">implement Runnable @Override run()</text:span></text:p>
      <text:p text:style-name="P2"><text:span text:style-name="T21"/></text:p>
      <text:p text:style-name="P8"><text:span text:style-name="T8">public static class </text:span>MyRunnable <text:span text:style-name="T8">implements </text:span>Runnable <text:s text:c="2"/>{</text:p>
      <text:p text:style-name="P7"><text:s text:c="4"/><text:span text:style-name="T15">@Override</text:span></text:p>
      <text:p text:style-name="P7"><text:span text:style-name="T14"><text:s text:c="4"/></text:span><text:span text:style-name="T10">public void </text:span><text:span text:style-name="T16">run</text:span><text:span text:style-name="T12">() {</text:span></text:p>
      <text:p text:style-name="P7"><text:s text:c="8"/><text:span text:style-name="T12">System.</text:span><text:span text:style-name="T18">out</text:span><text:span text:style-name="T12">.println(</text:span><text:span text:style-name="T20">"My Runnable Running"</text:span><text:span text:style-name="T12">)</text:span><text:span text:style-name="T10">;</text:span></text:p>
      <text:p text:style-name="P7"><text:span text:style-name="T8"><text:s text:c="4"/></text:span><text:span text:style-name="T12">}</text:span></text:p>
      <text:p text:style-name="P5"><text:span text:style-name="T12">}</text:span></text:p>
      <text:p text:style-name="P5"><text:span text:style-name="T24">2: Creating Thread adn adding in constructor MyRunnable</text:span></text:p>
      <text:p text:style-name="P5"><text:span text:style-name="T12">Thread thread = </text:span><text:span text:style-name="T10">new </text:span><text:span text:style-name="T12">Thread(</text:span><text:span text:style-name="T10">new </text:span><text:span text:style-name="T12">MyRunnable())</text:span><text:span text:style-name="T10">; / thread.start();</text:span></text:p>
      <text:p text:style-name="Standard"><text:span text:style-name="T3"><text:s/>3 .Creating Thread</text:span><text:span text:style-name="T4"> Using Anonymous Class </text:span><text:span text:style-name="T22">Runnable r <text:s/>= new Runnable() {;;run() ;;} </text:span></text:p>
      <text:p text:style-name="P2"><text:span text:style-name="T4"/></text:p>
      <text:p text:style-name="P8">Runnable anonymousRunnable = <text:span text:style-name="T8">new </text:span>Runnable() {</text:p>
      <text:p text:style-name="P7"><text:s text:c="4"/><text:span text:style-name="T15">@Override</text:span></text:p>
      <text:p text:style-name="P7"><text:span text:style-name="T14"><text:s text:c="4"/></text:span><text:span text:style-name="T10">public void </text:span><text:span text:style-name="T16">run</text:span><text:span text:style-name="T12">() {</text:span></text:p>
      <text:p text:style-name="P7"><text:s text:c="8"/><text:span text:style-name="T12">System.</text:span><text:span text:style-name="T18">out</text:span><text:span text:style-name="T12">.println(</text:span><text:span text:style-name="T20">"Runnable Running"</text:span><text:span text:style-name="T12">)</text:span><text:span text:style-name="T10">;</text:span></text:p>
      <text:p text:style-name="P7"><text:span text:style-name="T8"><text:s text:c="4"/></text:span><text:span text:style-name="T12">}</text:span></text:p>
      <text:p text:style-name="P8">}<text:span text:style-name="T8">;</text:span></text:p>
      <text:p text:style-name="P6">Thread anonymousThread = <text:span text:style-name="T8">new </text:span>Thread(anonymousRunnable)<text:span text:style-name="T8">;</text:span></text:p>
      <text:p text:style-name="Standard"><text:span text:style-name="T3"><text:s/>4 .Creating Thread</text:span><text:span text:style-name="T4"> Using Lamda </text:span><text:span text:style-name="T5">expression</text:span><text:span text:style-name="T4"> </text:span><text:span text:style-name="T22">() -&gt; {} Runnable have onle one method</text:span></text:p>
      <text:p text:style-name="Standard"><text:span text:style-name="T22"><text:s/></text:span></text:p>
      <text:p text:style-name="P8">Runnable lambdaRunnable = () -&gt; {</text:p>
      <text:p text:style-name="P7"><text:s text:c="4"/><text:span text:style-name="T12">System.</text:span><text:span text:style-name="T18">out</text:span><text:span text:style-name="T12">.println(</text:span><text:span text:style-name="T20">"Lambda Running"</text:span><text:span text:style-name="T12">)</text:span><text:span text:style-name="T10">;</text:span></text:p>
      <text:p text:style-name="P8">}<text:span text:style-name="T8">;</text:span></text:p>
      <text:p text:style-name="P4"><text:span text:style-name="T25">Thread lambdaThread = </text:span><text:span text:style-name="T10">new </text:span><text:span text:style-name="T25">Thread(lambdaRunnable)</text:span><text:span text:style-name="T10">;</text:span></text:p>
      <text:p text:style-name="Standard"><text:span text:style-name="T3"><text:s/>5. Thread g</text:span><text:span text:style-name="T4">et/setName</text:span><text:span text:style-name="T3">, </text:span><text:span text:style-name="T4">sleep</text:span><text:span text:style-name="T6">(pouse Thread for a specifield millisecond),</text:span></text:p>
      <text:p text:style-name="P1"/>
      <text:p text:style-name="P7">get Name <text:s text:c="3"/><text:span text:style-name="T12">String </text:span><text:span text:style-name="T17">name </text:span><text:span text:style-name="T12">= Thread.</text:span><text:span text:style-name="T13">currentThread</text:span><text:span text:style-name="T12">().getName()</text:span></text:p>
      <text:p text:style-name="P7"><text:span text:style-name="T10"/></text:p>
      <text:p text:style-name="P7">sleep-&gt; <text:span text:style-name="T10">try </text:span><text:span text:style-name="T12">{</text:span></text:p>
      <text:p text:style-name="P7"><text:s text:c="12"/><text:span text:style-name="T12">Thread.</text:span><text:span text:style-name="T13">sleep</text:span><text:span text:style-name="T12">(</text:span><text:span text:style-name="T27">2000</text:span><text:span text:style-name="T12">)</text:span><text:span text:style-name="T10">;</text:span></text:p>
      <text:p text:style-name="P7"><text:span text:style-name="T8"><text:s text:c="8"/></text:span><text:span text:style-name="T12">} </text:span><text:span text:style-name="T10">catch </text:span><text:span text:style-name="T12">(InterruptedException e) {</text:span></text:p>
      <text:p text:style-name="P7"><text:s text:c="12"/><text:span text:style-name="T12">e.printStackTrace()</text:span><text:span text:style-name="T10">;</text:span></text:p>
      <text:p text:style-name="P7"><text:span text:style-name="T8"><text:s text:c="8"/></text:span><text:span text:style-name="T12">}</text:span></text:p>
      <text:p text:style-name="P7"><text:s text:c="7"/></text:p>
      <text:p text:style-name="Standard"><text:soft-page-break/><text:span text:style-name="T4"><text:s text:c="2"/>6 . Daemon</text:span><text:span text:style-name="T3"> </text:span><text:span text:style-name="T4">Thread</text:span><text:span text:style-name="T3"> : Daemon threads are</text:span><text:span text:style-name="T4"> low-priority</text:span><text:span text:style-name="T3"> threads whose </text:span><text:span text:style-name="T7">only role is to</text:span></text:p>
      <text:p text:style-name="Standard"><text:span text:style-name="T7"><text:s text:c="4"/>provide services to user threads.</text:span><text:span text:style-name="T3"> They are useful for</text:span><text:span text:style-name="T4"> background supporting tasks</text:span><text:span text:style-name="T3"> </text:span></text:p>
      <text:p text:style-name="Standard"><text:span text:style-name="T3"><text:s text:c="4"/>such as </text:span><text:span text:style-name="T7">garbage collection</text:span><text:span text:style-name="T3">, </text:span><text:span text:style-name="T7">removing unused obejcts</text:span></text:p>
      <text:p text:style-name="Standard"><text:span text:style-name="T7"/></text:p>
      <text:p text:style-name="P8"><text:s text:c="2"/>daemonThread.setDaemon(<text:span text:style-name="T8">true</text:span>)<text:span text:style-name="T8">;</text:span></text:p>
      <text:p text:style-name="Standard"><text:span text:style-name="T7"/></text:p>
      <text:p text:style-name="Standard"><text:span text:style-name="T4"><text:s text:c="2"/>7 . Join() Threads : </text:span><text:span text:style-name="T5"><text:s/>Allows </text:span><text:span text:style-name="T4">one thread to wait until another thread completes its <text:s/>execution.</text:span><text:span text:style-name="T5"> If <text:s/></text:span><text:span text:style-name="T22">t1</text:span><text:span text:style-name="T5"> is a Thread object whose thread is currently executing, then </text:span><text:span text:style-name="T22">t1.join()</text:span><text:span text:style-name="T5"> will make sure that </text:span><text:span text:style-name="T22">t1</text:span><text:span text:style-name="T5"> is terminated before the next instruction is executed by the program.</text:span></text:p>
      <text:p text:style-name="Standard"><text:span text:style-name="T3"><text:s text:c="4"/></text:span><text:span text:style-name="T28">try</text:span><text:span text:style-name="T11"> </text:span><text:span text:style-name="T26">{</text:span></text:p>
      <text:p text:style-name="P7"><text:s text:c="4"/><text:span text:style-name="T19"><text:s text:c="12"/></text:span></text:p>
      <text:p text:style-name="P7"><text:span text:style-name="T8"><text:s text:c="4"/></text:span><text:span text:style-name="T30">t1.join();</text:span></text:p>
      <text:p text:style-name="P7"><text:span text:style-name="T23"/></text:p>
      <text:p text:style-name="P8">} <text:s/><text:span text:style-name="T8">catch</text:span>( InterruptedException ex) {</text:p>
      <text:p text:style-name="P7"><text:s text:c="4"/><text:span text:style-name="T12">System.</text:span><text:span text:style-name="T18">out</text:span><text:span text:style-name="T12">.println(</text:span><text:span text:style-name="T20">"Exception has " </text:span><text:span text:style-name="T12">+ <text:s/></text:span><text:span text:style-name="T20">"been caught" </text:span><text:span text:style-name="T12">+ ex)</text:span><text:span text:style-name="T10">;</text:span> <text:s text:c="7"/></text:p>
      <text:p text:style-name="P6">}</text:p>
      <text:p text:style-name="Standard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Raleway" svg:font-family="Raleway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9M9S</meta:editing-duration>
    <meta:editing-cycles>7</meta:editing-cycles>
    <meta:generator>OpenOffice/4.1.10$Win32 OpenOffice.org_project/4110m2$Build-9807</meta:generator>
    <dc:date>2021-11-16T10:51:25.81</dc:date>
    <dc:creator>alex alex</dc:creator>
    <meta:document-statistic meta:table-count="0" meta:image-count="0" meta:object-count="0" meta:page-count="2" meta:paragraph-count="54" meta:word-count="268" meta:character-count="2142"/>
    <meta:user-defined meta:name="Info 1"/>
    <meta:user-defined meta:name="Info 2"/>
    <meta:user-defined meta:name="Info 3"/>
    <meta:user-defined meta:name="Info 4"/>
  </office:meta>
</office:document-meta>
</file>